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cm" fo:min-width="3.5cm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51cm" fo:min-width="3.516cm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51cm" fo:min-width="2.56cm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2cm" fo:min-width="4.686cm" loext:decorative="false"/>
      <style:paragraph-properties style:writing-mode="lr-tb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32cm" fo:min-width="4.236cm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5cm" fo:min-width="3.25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001cm" fo:min-width="2.56cm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001cm" fo:min-width="2.942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Стили_20_стрелок_20_1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Стили_20_стрелок_20_2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Стили_20_стрелок_20_3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Стили_20_стрелок_20_4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marker-end="Стили_20_стрелок_20_5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Стили_20_стрелок_20_6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Стили_20_стрелок_20_7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000000" draw:marker-end="Стили_20_стрелок_20_8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0000" draw:marker-end="Стили_20_стрелок_20_9" draw:marker-end-width="0.3cm" draw:fill="none" draw:textarea-vertical-align="middle" loext:decorative="false"/>
    </style:style>
    <style:style style:name="gr18" style:family="graphic" style:parent-style-name="standard">
      <style:graphic-properties svg:stroke-color="#000000" draw:textarea-vertical-align="middle" loext:decorative="false"/>
    </style:style>
    <style:style style:name="gr19" style:family="graphic" style:parent-style-name="objectwithoutfill">
      <style:graphic-properties svg:stroke-color="#000000" draw:marker-end="Стили_20_стрелок_20_10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3pt"/>
    </style:style>
    <style:style style:name="P2" style:family="paragraph">
      <loext:graphic-properties draw:fill="none"/>
      <style:paragraph-properties fo:text-align="center"/>
      <style:text-properties fo:font-size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4cm" svg:height="1.25cm" svg:x="8cm" svg:y="4cm">
          <text:p text:style-name="P1">t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5.25cm" svg:height="1.5cm" svg:x="7.375cm" svg:y="6cm">
          <text:p text:style-name="P1">SaveChanges(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4" draw:id="id4" draw:layer="layout" svg:width="4cm" svg:height="1.5cm" svg:x="8cm" svg:y="8.25cm">
          <text:p text:style-name="P1">dataGridView1.Refresh(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5" draw:id="id5" draw:layer="layout" svg:width="4cm" svg:height="1.5cm" svg:x="8cm" svg:y="10.5cm">
          <text:p text:style-name="P1">dataGridView2.Refresh(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6" draw:id="id6" draw:layer="layout" svg:width="4cm" svg:height="1.5cm" svg:x="8cm" svg:y="12.75cm">
          <text:p text:style-name="P1">dataGridView3.Refresh(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1" draw:id="id1" draw:layer="layout" svg:width="5.75cm" svg:height="1.25cm" svg:x="7.125cm" svg:y="1.5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12" draw:id="id12" draw:layer="layout" svg:width="5.25cm" svg:height="1.25cm" svg:x="7.375cm" svg:y="27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8" draw:id="id8" draw:layer="layout" svg:width="4cm" svg:height="1.25cm" svg:x="8cm" svg:y="17cm">
          <text:p text:style-name="P1">end_t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9" draw:id="id9" draw:layer="layout" svg:width="7.5cm" svg:height="3cm" svg:x="6.25cm" svg:y="19.25cm">
          <text:p text:style-name="P1">Catch</text:p>
          <text:p text:style-name="P1"><text:span text:style-name="T1">DbUpdateExcept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10" draw:id="id10" draw:layer="layout" svg:width="4cm" svg:height="1.25cm" svg:x="12.75cm" svg:y="23cm">
          <text:p text:style-name="P1">Show(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2" xml:id="id7" draw:id="id7" draw:layer="layout" svg:width="4.5cm" svg:height="1.25cm" svg:x="7.75cm" svg:y="15cm">
          <text:p text:style-name="P1">LoadCategories();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3" draw:layer="layout" svg:x1="10cm" svg:y1="2.75cm" svg:x2="10cm" svg:y2="4cm" draw:start-shape="id1" draw:start-glue-point="6" draw:end-shape="id2" draw:end-glue-point="4" svg:d="M10000 2750v1250" svg:viewBox="0 0 1 1251">
          <text:p/>
        </draw:connector>
        <draw:connector draw:style-name="gr10" draw:text-style-name="P3" draw:layer="layout" svg:x1="10cm" svg:y1="5.25cm" svg:x2="10cm" svg:y2="6cm" draw:start-shape="id2" draw:start-glue-point="6" draw:end-shape="id3" draw:end-glue-point="0" svg:d="M10000 5250v750" svg:viewBox="0 0 1 751">
          <text:p/>
        </draw:connector>
        <draw:connector draw:style-name="gr11" draw:text-style-name="P3" draw:layer="layout" svg:x1="10cm" svg:y1="7.5cm" svg:x2="10cm" svg:y2="8.25cm" draw:start-shape="id3" draw:start-glue-point="2" draw:end-shape="id4" draw:end-glue-point="0" svg:d="M10000 7500v750" svg:viewBox="0 0 1 751">
          <text:p/>
        </draw:connector>
        <draw:connector draw:style-name="gr12" draw:text-style-name="P3" draw:layer="layout" svg:x1="10cm" svg:y1="9.75cm" svg:x2="10cm" svg:y2="10.5cm" draw:start-shape="id4" draw:start-glue-point="2" draw:end-shape="id5" draw:end-glue-point="0" svg:d="M10000 9750v750" svg:viewBox="0 0 1 751">
          <text:p/>
        </draw:connector>
        <draw:connector draw:style-name="gr13" draw:text-style-name="P3" draw:layer="layout" svg:x1="10cm" svg:y1="12cm" svg:x2="10cm" svg:y2="12.75cm" draw:start-shape="id5" draw:start-glue-point="2" draw:end-shape="id6" draw:end-glue-point="0" svg:d="M10000 12000v750" svg:viewBox="0 0 1 751">
          <text:p/>
        </draw:connector>
        <draw:connector draw:style-name="gr14" draw:text-style-name="P3" draw:layer="layout" svg:x1="10cm" svg:y1="14.25cm" svg:x2="10cm" svg:y2="15cm" draw:start-shape="id6" draw:start-glue-point="2" draw:end-shape="id7" draw:end-glue-point="0" svg:d="M10000 14250v750" svg:viewBox="0 0 1 751">
          <text:p/>
        </draw:connector>
        <draw:connector draw:style-name="gr15" draw:text-style-name="P3" draw:layer="layout" svg:x1="10cm" svg:y1="16.25cm" svg:x2="10cm" svg:y2="17cm" draw:start-shape="id7" draw:start-glue-point="2" draw:end-shape="id8" draw:end-glue-point="4" svg:d="M10000 16250v750" svg:viewBox="0 0 1 751">
          <text:p/>
        </draw:connector>
        <draw:connector draw:style-name="gr16" draw:text-style-name="P3" draw:layer="layout" svg:x1="10cm" svg:y1="18.25cm" svg:x2="10cm" svg:y2="19.25cm" draw:start-shape="id8" draw:start-glue-point="6" draw:end-shape="id9" draw:end-glue-point="4" svg:d="M10000 18250v1000" svg:viewBox="0 0 1 1001">
          <text:p/>
        </draw:connector>
        <draw:connector draw:style-name="gr17" draw:text-style-name="P3" draw:layer="layout" svg:x1="13.75cm" svg:y1="20.75cm" svg:x2="14.75cm" svg:y2="23cm" draw:start-shape="id9" draw:start-glue-point="7" draw:end-shape="id10" draw:end-glue-point="0" svg:d="M13750 20750h1000v2250" svg:viewBox="0 0 1001 2251">
          <text:p/>
        </draw:connector>
        <draw:connector draw:style-name="gr18" draw:text-style-name="P4" xml:id="id11" draw:id="id11" draw:layer="layout" svg:x1="6.25cm" svg:y1="20.75cm" svg:x2="14.75cm" svg:y2="24.25cm" draw:start-shape="id9" draw:start-glue-point="5" draw:end-shape="id10" draw:end-glue-point="2" svg:d="M6250 20750h-501v4002h9001v-502" svg:viewBox="0 0 9002 4003">
          <text:p/>
        </draw:connector>
        <draw:connector draw:style-name="gr19" draw:text-style-name="P3" draw:layer="layout" draw:line-skew="-1.126cm" svg:x1="5.749cm" svg:y1="24.752cm" svg:x2="10cm" svg:y2="27cm" draw:start-shape="id11" draw:start-glue-point="0" draw:end-shape="id12" draw:end-glue-point="4" svg:d="M5749 24752v-2h4251v2250" svg:viewBox="0 0 4252 2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08:33:30.539721923</meta:creation-date>
    <meta:generator>LibreOffice/24.8.3.2$Linux_X86_64 LibreOffice_project/480$Build-2</meta:generator>
    <dc:date>2024-11-27T09:02:33.081838170</dc:date>
    <meta:editing-duration>PT28M52S</meta:editing-duration>
    <meta:editing-cycles>21</meta:editing-cycles>
    <meta:document-statistic meta:object-count="22"/>
  </office:meta>
</office:document-meta>
</file>